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506C0000287E19E6399F.wmf"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Figure">
      <style:paragraph-properties fo:text-align="start" style:justify-single-word="false"/>
    </style:style>
    <style:style style:name="P6" style:family="paragraph" style:parent-style-name="Figure">
      <style:paragraph-properties fo:text-align="start" style:justify-single-word="false"/>
      <style:text-properties fo:font-weight="bold" style:font-weight-asian="bold"/>
    </style:style>
    <style:style style:name="P7" style:family="paragraph" style:parent-style-name="Chapter_20_Title" style:master-page-name="First_20_Page">
      <style:paragraph-properties style:page-number="auto"/>
    </style:style>
    <style:style style:name="P8" style:family="paragraph" style:parent-style-name="Header">
      <style:paragraph-properties fo:margin-left="-0.3126in" fo:margin-right="0in" fo:text-align="end" style:justify-single-word="false" fo:text-indent="0in" style:auto-text-indent="false"/>
    </style:style>
    <style:style style:name="P9" style:family="paragraph">
      <style:paragraph-properties fo:margin-top="0in" fo:margin-bottom="0.0835in" style:writing-mode="lr-tb"/>
    </style:style>
    <style:style style:name="P1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 style:family="paragraph">
      <style:paragraph-properties style:writing-mode="lr-tb"/>
    </style:style>
    <style:style style:name="T1" style:family="text">
      <style:text-properties style:font-name="HelveticaNeue Condensed" fo:font-size="8pt" style:font-size-asian="8pt" style:font-name-complex="HelveticaNeue Condensed" style:font-size-complex="8pt"/>
    </style:style>
    <style:style style:name="T2" style:family="text">
      <style:text-properties style:font-name="HelveticaNeue Condensed" fo:font-size="8pt" officeooo:rsid="0012a487"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color="#bfbfbf" style:font-name="HelveticaNeue Condensed" fo:font-size="8pt" officeooo:rsid="0012a487" style:font-size-asian="8pt" style:font-name-complex="HelveticaNeue Condensed" style:font-size-complex="8pt"/>
    </style:style>
    <style:style style:name="T6" style:family="text">
      <style:text-properties officeooo:rsid="0012a487"/>
    </style:style>
    <style:style style:name="T7" style:family="text">
      <style:text-properties fo:font-weight="bold" style:font-weight-asian="bold"/>
    </style:style>
    <style:style style:name="T8" style:family="text">
      <style:text-properties style:font-name="Times1" fo:language="none" fo:country="none" fo:font-weight="bold" style:font-weight-asian="bold" style:font-name-complex="Times1" text:display="true"/>
    </style:style>
    <style:style style:name="T9" style:family="text">
      <style:text-properties style:font-name="Utopia-Bold" style:font-name-complex="Utopia-Bold"/>
    </style:style>
    <style:style style:name="T10" style:family="text">
      <style:text-properties style:font-name="Utopia-Bold" fo:font-weight="bold" style:font-weight-asian="bold" style:font-name-complex="Utopia-Bold" style:font-weight-complex="bold"/>
    </style:style>
    <style:style style:name="T11" style:family="text">
      <style:text-properties style:font-name-asian="TheSansMonoConNormal"/>
    </style:style>
    <style:style style:name="T12" style:family="text">
      <style:text-properties style:font-name-complex="TheSansMonoCondensed-SemiLight"/>
    </style:style>
    <style:style style:name="T13" style:family="text">
      <style:text-properties style:font-name-asian="Utopia" style:font-name-complex="Utopia"/>
    </style:style>
    <style:style style:name="T14" style:family="text">
      <style:text-properties style:font-name="Utopia-Italic" fo:font-style="italic" style:font-style-asian="italic" style:font-name-complex="Utopia-Italic" style:font-style-complex="italic"/>
    </style:style>
    <style:style style:name="T15" style:family="text">
      <style:text-properties style:font-name="TheSansMonoCondensed-Bold" style:font-name-complex="TheSansMonoCondensed-Bold"/>
    </style:style>
    <style:style style:name="T16" style:family="text">
      <style:text-properties officeooo:rsid="00135b8d"/>
    </style:style>
    <style:style style:name="T17" style:family="text">
      <style:text-properties style:use-window-font-color="true" style:font-name="Times1" fo:font-size="10pt" fo:language="none" fo:country="none" style:font-name-asian="Times New Roman" style:font-size-asian="10pt" style:font-name-complex="Times1" style:font-size-complex="10pt" style:language-complex="ar" style:country-complex="SA"/>
    </style:style>
    <style:style style:name="T18"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style:font-name="Segoe UI" fo:font-size="10pt" fo:language="en" fo:country="US" style:language-asian="zh" style:country-asian="CN" style:language-complex="hi" style:country-complex="IN"/>
    </style:style>
    <style:style style:name="T20" style:family="text">
      <style:text-properties style:font-name="Arial1" fo:font-size="10pt" fo:language="en" fo:country="US" style:language-asian="zh" style:country-asian="CN" style:language-complex="hi" style:country-complex="IN"/>
    </style:style>
    <style:style style:name="fr1" style:family="graphic" style:parent-style-name="Graphics">
      <style:graphic-properties style:wrap="run-through" style:number-wrapped-paragraphs="no-limit" style:vertical-pos="from-top" style:horizontal-pos="from-left" style:horizontal-rel="char" fo:padding="0.0008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6656432" text:id="ct446656432">
          <text:insertion>
            <office:change-info>
              <dc:creator>Ray Lischner</dc:creator>
              <dc:date>2013-08-21T09:55:00</dc:date>
            </office:change-info>
          </text:insertion>
        </text:changed-region>
        <text:changed-region xml:id="ct455688784" text:id="ct455688784">
          <text:deletion>
            <office:change-info>
              <dc:creator>Ray Lischner</dc:creator>
              <dc:date>2013-08-21T11:27:00</dc:date>
            </office:change-info>
            <text:p text:style-name="Text_20_body">like </text:p>
          </text:deletion>
        </text:changed-region>
        <text:changed-region xml:id="ct454145712" text:id="ct454145712">
          <text:insertion>
            <office:change-info>
              <dc:creator>Ray Lischner</dc:creator>
              <dc:date>2013-08-21T11:28:00</dc:date>
            </office:change-info>
          </text:insertion>
        </text:changed-region>
        <text:changed-region xml:id="ct461141248" text:id="ct461141248">
          <text:format-change>
            <office:change-info>
              <dc:creator>Ray Lischner</dc:creator>
              <dc:date>2013-08-21T11:30:00</dc:date>
            </office:change-info>
          </text:format-change>
        </text:changed-region>
        <text:changed-region xml:id="ct461269200" text:id="ct461269200">
          <text:format-change>
            <office:change-info>
              <dc:creator>Ray Lischner</dc:creator>
              <dc:date>2013-08-21T11:30:00</dc:date>
            </office:change-info>
          </text:format-change>
        </text:changed-region>
        <text:changed-region xml:id="ct461280144" text:id="ct461280144">
          <text:format-change>
            <office:change-info>
              <dc:creator>Ray Lischner</dc:creator>
              <dc:date>2013-08-21T11:30:00</dc:date>
            </office:change-info>
          </text:format-change>
        </text:changed-region>
        <text:changed-region xml:id="ct461555408" text:id="ct461555408">
          <text:insertion>
            <office:change-info>
              <dc:creator>Ray Lischner</dc:creator>
              <dc:date>2013-08-21T11:3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rrays and Vectors<text:span text:style-name="Comment_20_Reference"><text:span text:style-name="T8"><office:annotation><dc:creator>Stefan Turalski</dc:creator><dc:date>2013-08-15T21:03:00</dc:date><text:p text:style-name="P9"><text:span text:style-name="T17">I guess as for chapters about arrays and vectors we said supprisingly little about arrays. </text:span></text:p><text:p text:style-name="P9"><text:span text:style-name="T17">I guess a simple #include &lt;array&gt; with a very basic example should be added.</text:span></text:p><text:p text:style-name="P9"><text:span text:style-name="T17">Maybe, we could see vector data() in action fallowed by operation on the array?</text:span></text:p><text:p text:style-name="P9"><text:span text:style-name="T17"/></text:p><text:p text:style-name="P9"><text:span text:style-name="T17">I guess we missed erease, end the very nice C++11’s shrink_to_fit (however, the second will require somehow elaborate code to show off)</text:span></text:p></office:annotation></text:span></text:span><text:change-start text:change-id="ct446656432"/><text:span text:style-name="Comment_20_Reference"><text:span text:style-name="T8"><office:annotation><dc:creator>Ray Lischner</dc:creator><dc:date>2013-08-21T09:55:05</dc:date><text:list text:style-name=""><text:list-item><text:p text:style-name="P10"><text:span text:style-name="T18">Reply to Stefan Turalski (08/15/2013, 21:03): "..."</text:span></text:p></text:list-item><text:list-item><text:p><text:span text:style-name="T19"/></text:p></text:list-item><text:list-item><text:p><text:span text:style-name="T20">As you note, the chapter is about std::vector. I put “arrays” in the chapter title so a reader who is flipping through the table of contents can see that arrays are covered early in the book. But std::array has a fairly limited utility, so std::vector is the right class to use here.</text:span></text:p></text:list-item><text:list-item><text:p><text:span text:style-name="T20"/></text:p></text:list-item><text:list-item><text:p><text:span text:style-name="T20"/></text:p></text:list-item><text:list-item><text:p><text:span text:style-name="T20">Erase is covered later.</text:span></text:p></text:list-item></text:list></office:annotation></text:span></text:span><text:change-end text:change-id="ct446656432"/></text:p>
      <text:p text:style-name="Body_20_Text_20_First">Now that you understand the basics, it is time to start moving on to more exciting challenges. Let’s write a real program, something nontrivial, but still simple enough to master this early in the book. Your job is to write a program that reads integers from the standard input, sorts them into ascending order, and then prints the sorted numbers, one per line.</text:p>
      <text:p text:style-name="Text_20_body">At this point, the book has not quite covered enough material for you to solve this problem, but it is instructive to think about the problem and the tools you may need to solve it. Your first task in this Exploration is to <text:span text:style-name="Strong_20_Emphasis"><text:span text:style-name="T9">write pseudo-code for the program</text:span></text:span><text:span text:style-name="T10">.</text:span> Write C++ code where you can, and make up whatever you need to tackle the proble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h text:style-name="Heading_20_1" text:outline-level="1">Vectors for Arrays</text:h>
      <text:p text:style-name="Body_20_Text_20_First">You need an array to store the numbers. Given only that much new information, you can write a program to read, sort, and print numbers, but only by hand-coding the sort code. Those of you who suffered through a college algorithms course may remember how to write a bubble sort or quick sort, but why should you need to muck about with such low-level code? Surely, you say, there’s a better way. There is: the C++ standard library has a fast sort function that can sort just about anything. Jump straight into the solution in Listing 9‑1.</text:p>
      <text:p text:style-name="Code_20_Caption"><text:span text:style-name="T7">Listing 9‑1.</text:span> Sorting Integers</text:p>
      <text:p text:style-name="Code"><text:span text:style-name="T11"><text:s/></text:span>1 #include &lt;algorithm&gt;</text:p>
      <text:p text:style-name="Code"><text:span text:style-name="T11"><text:s/></text:span>2 #include &lt;iostream&gt;</text:p>
      <text:p text:style-name="Code"><text:span text:style-name="T11"><text:s/></text:span>3 #include &lt;vector&gt;</text:p>
      <text:p text:style-name="Code"><text:span text:style-name="T11"><text:s/></text:span>4 </text:p>
      <text:p text:style-name="Code"><text:span text:style-name="T11"><text:s/></text:span>5 int main()</text:p>
      <text:p text:style-name="Code"><text:span text:style-name="T11"><text:s/></text:span>6 {</text:p>
      <text:p text:style-name="Code"><text:span text:style-name="T11"><text:s/></text:span>7 <text:s text:c="2"/>std::vector&lt;int&gt; data{}; <text:s text:c="4"/>// initialized to be empty</text:p>
      <text:p text:style-name="Code"><text:span text:style-name="T11"><text:s/></text:span>8 <text:s text:c="2"/>int x{};</text:p>
      <text:p text:style-name="Code"><text:span text:style-name="T11"><text:s/></text:span>9 </text:p>
      <text:p text:style-name="Code">10 <text:s text:c="2"/>// Read integers one at a time.</text:p>
      <text:p text:style-name="Code">11 <text:s text:c="2"/>while (std::cin &gt;&gt; x)</text:p>
      <text:p text:style-name="Code">12 <text:s text:c="4"/>// Store each integer in the vector.</text:p>
      <text:p text:style-name="Code">13 <text:s text:c="4"/>data.push_back(x);</text:p>
      <text:p text:style-name="Code">14 </text:p>
      <text:p text:style-name="Code">15 <text:s text:c="2"/>// Sort the vector.</text:p>
      <text:p text:style-name="Code">16 <text:s text:c="2"/>std::sort(data.begin(), data.end());</text:p>
      <text:p text:style-name="Code">17 </text:p>
      <text:p text:style-name="Code">18 <text:s text:c="2"/>// Print the vector, one number per line.</text:p>
      <text:p text:style-name="Code">19 <text:s text:c="2"/>for (std::vector&lt;int&gt;::size_type i{0}, end{data.size()}; i != end; ++i)</text:p>
      <text:p text:style-name="Code">20 <text:s text:c="4"/>std::cout &lt;&lt; data.at(i) &lt;&lt; '\n';</text:p>
      <text:p text:style-name="Code">21 }</text:p>
      <text:p text:style-name="Text_20_body"><text:soft-page-break/>Notice anything unusual about the program? Where is the array? C++ has a type called <text:span text:style-name="Code_20_Inline"><text:span text:style-name="T12">vector</text:span></text:span>, which is <text:change text:change-id="ct455688784"/>a resizable array<text:change-start text:change-id="ct454145712"/> <text:span text:style-name="T16">type</text:span><text:change-end text:change-id="ct454145712"/>. The next section explains it all to you.</text:p>
      <text:h text:style-name="Heading_20_1" text:outline-level="1">Vectors</text:h>
      <text:p text:style-name="Body_20_Text_20_First">Line 7 defines the variable <text:span text:style-name="Code_20_Inline"><text:span text:style-name="T12">data</text:span></text:span>, of type <text:span text:style-name="Code_20_Inline"><text:span text:style-name="T12">std::vector&lt;int&gt;</text:span></text:span>. C++ has several container types; that is, data structures that can contain a bunch of objects. One of those containers is <text:span text:style-name="Code_20_Inline"><text:span text:style-name="T12">vector</text:span></text:span>, which is an array that can change size. All C++ containers require an element type; that is, the type of object that you intend to store in the container. In this case, the element type is <text:span text:style-name="Code_20_Inline"><text:span text:style-name="T12">int</text:span></text:span>. Specify the element type in angle brackets: <text:span text:style-name="Code_20_Inline"><text:span text:style-name="T12">&lt;int&gt;</text:span></text:span>. That tells the compiler that you want data to be a <text:span text:style-name="Code_20_Inline"><text:span text:style-name="T12">vector</text:span></text:span> and that the <text:span text:style-name="Code_20_Inline"><text:span text:style-name="T12">vector</text:span></text:span> will store integers.</text:p>
      <text:p text:style-name="Text_20_body">
<text:span text:style-name="Strong_20_Emphasis">What’s missing from the definition?</text:span>
</text:p>
      <text:p text:style-name="Unnumbered_20_List">_____________________________________________________________</text:p>
      <text:p text:style-name="Text_20_body">The vector has no size. Instead, the vector can grow or shrink while the program runs. (If you know that you need an array of a specific, fixed size, you can use the type <text:span text:style-name="Code_20_Inline">array</text:span>. You will use <text:span text:style-name="Code_20_Inline">vector</text:span> much more often than <text:span text:style-name="Code_20_Inline">array</text:span>.) Thus, <text:span text:style-name="Code_20_Inline"><text:span text:style-name="T12">data</text:span></text:span> is initially empty. Like <text:span text:style-name="Code_20_Inline"><text:span text:style-name="T12">std::string</text:span></text:span>, <text:span text:style-name="Code_20_Inline"><text:span text:style-name="T12">vector</text:span></text:span> is a library type, and it has a well-defined initial value, namely, empty, so you can omit the <text:span text:style-name="Code_20_Inline">{}</text:span> initializer if you wish.</text:p>
      <text:p text:style-name="Text_20_body">You can insert and erase items at any position in the vector, although the performance is best when you add items only at the end, or erase them only from the end. That’s how the program stores values in <text:span text:style-name="Code_20_Inline"><text:span text:style-name="T12">data</text:span></text:span>: by calling <text:span text:style-name="Code_20_Inline"><text:span text:style-name="T12">push_back</text:span></text:span>, which adds an element to the end of a <text:span text:style-name="Code_20_Inline"><text:span text:style-name="T12">vector</text:span></text:span> (line 13). The “back” of a vector is the end, with the highest index. The “front” is the beginning, so <text:span text:style-name="Code_20_Inline"><text:span text:style-name="T12">back()</text:span></text:span> returns the last element of the vector, and <text:span text:style-name="Code_20_Inline"><text:span text:style-name="T12">front()</text:span></text:span> returns the first. (Don’t call these functions if the <text:span text:style-name="Code_20_Inline"><text:span text:style-name="T12">vector</text:span></text:span> is empty<text:span text:style-name="T13">—that yields undefined behavior</text:span>.) If you want to refer to a specific element, use <text:span text:style-name="Code_20_Inline"><text:span text:style-name="T12">at(n)</text:span></text:span>, where <text:span text:style-name="Code_20_Inline"><text:span text:style-name="T12">n</text:span></text:span> is a zero-based index, as shown on line 20. The <text:span text:style-name="Code_20_Inline"><text:span text:style-name="T12">size()</text:span></text:span> function (line 19) returns the number of elements in the vector. Therefore, valid indices range from <text:span text:style-name="Code_20_Inline"><text:span text:style-name="T12">0</text:span></text:span> to <text:span text:style-name="Code_20_Inline"><text:span text:style-name="T12">size()</text:span></text:span> <text:span text:style-name="Code_20_Inline"><text:span text:style-name="T12">-</text:span></text:span> <text:span text:style-name="Code_20_Inline"><text:span text:style-name="T12">1</text:span></text:span>.</text:p>
      <text:p text:style-name="Text_20_body">When you read C++ programs, you will most likely see square brackets (<text:span text:style-name="Code_20_Inline"><text:span text:style-name="T12">data[n]</text:span></text:span>) used to access elements of a vector. The difference between square brackets and the <text:span text:style-name="Code_20_Inline"><text:span text:style-name="T12">at</text:span></text:span> function is that the <text:span text:style-name="Code_20_Inline"><text:span text:style-name="T12">at</text:span></text:span> function provides an additional level of safety. If the index is out of bounds, the program will terminate cleanly. On the other hand, using square brackets with an invalid index will result in undefined behavior: you don’t know what will happen. Most dangerous is that your program will not terminate, but will continue to run with the bad data. That’s why I recommend using <text:span text:style-name="Code_20_Inline"><text:span text:style-name="T12">at</text:span></text:span> for now.</text:p>
      <text:p text:style-name="Text_20_body">As you can tell from the <text:span text:style-name="Code_20_Inline"><text:span text:style-name="T12">std::</text:span></text:span> prefix, the <text:span text:style-name="Code_20_Inline"><text:span text:style-name="T12">vector</text:span></text:span> type is part of the standard library and is not built into the compiler. Therefore, you need to <text:span text:style-name="Code_20_Inline"><text:span text:style-name="T12">#include</text:span></text:span> <text:span text:style-name="Code_20_Inline"><text:span text:style-name="T12">&lt;vector&gt;</text:span></text:span>, as shown on line 3. No surprises there.</text:p>
      <text:p text:style-name="Text_20_body">All the functions mentioned so far are member functions; that is, you must supply a <text:span text:style-name="Code_20_Inline"><text:span text:style-name="T12">vector</text:span></text:span> object on the left-hand side of the dot operator (<text:span text:style-name="Code_20_Inline"><text:span text:style-name="T12">.</text:span></text:span>), and the function call on the right-hand side. Another kind of function does not use the dot operator and is free from any particular object. In most languages, this is the typical kind of function, but sometimes C++ programmers call them <text:span text:style-name="Emphasis">free</text:span> functions, to distinguish them from member functions. Line 16 shows an example of a free function, <text:span text:style-name="Code_20_Inline"><text:span text:style-name="T12">std::sort</text:span></text:span>.</text:p>
      <text:p text:style-name="Text_20_body">
<text:span text:style-name="Strong_20_Emphasis">How would you define a vector of strings?</text:span>
</text:p>
      <text:p text:style-name="Unnumbered_20_List"><text:soft-page-break/>_____________________________________________________________</text:p>
      <text:p text:style-name="Text_20_body">Substitute <text:span text:style-name="Code_20_Inline"><text:span text:style-name="T12">std::string</text:span></text:span> for <text:span text:style-name="Code_20_Inline"><text:span text:style-name="T12">int</text:span></text:span> to get <text:span text:style-name="Code_20_Inline"><text:span text:style-name="T12">std::vector&lt;std::string&gt;</text:span></text:span>. You can also define a <text:span text:style-name="Code_20_Inline"><text:span text:style-name="T12">vector</text:span></text:span> of <text:span text:style-name="Code_20_Inline"><text:span text:style-name="T12">vector</text:span></text:span>s, which is a kind of two-dimensional array: <text:span text:style-name="Code_20_Inline">std::vector&lt;std::vector&lt;int&gt;&gt;</text:span>. (Prior to C++ 11, you needed to insert a space between the closing angle brackets, so you will see a lot of code written that way. But in C++ 11, you don’t need to concern yourself with that syntax oddity.)</text:p>
      <text:h text:style-name="Heading_20_1" text:outline-level="1">Iterators</text:h>
      <text:p text:style-name="Body_20_Text_20_First">The <text:span text:style-name="Code_20_Inline"><text:span text:style-name="T12">std::sort</text:span></text:span> function sorts stuff, as you can tell from the name. In some other object-oriented language, you might expect <text:span text:style-name="Code_20_Inline"><text:span text:style-name="T12">vector</text:span></text:span> to have a <text:span text:style-name="Code_20_Inline"><text:span text:style-name="T12">sort()</text:span></text:span> member function. Alternatively, the standard library could have a <text:span text:style-name="Code_20_Inline"><text:span text:style-name="T12">sort</text:span></text:span> function that can sort anything the library can throw at it. The C++ library falls into the latter category, but with a twist.</text:p>
      <text:p text:style-name="Text_20_body">The twist is that the <text:change-start text:change-id="ct461141248"/><text:span text:style-name="Code_20_Inline">std::sort</text:span><text:change-end text:change-id="ct461141248"/> function does not take a vector as an argument to sort the contents of the vector. Instead, you pass two values to the <text:change-start text:change-id="ct461269200"/><text:span text:style-name="Code_20_Inline">sort</text:span><text:change-end text:change-id="ct461269200"/> function: the start of a range and one-past-the-end of the range. The <text:change-start text:change-id="ct461280144"/><text:span text:style-name="Code_20_Inline">sort</text:span><text:change-end text:change-id="ct461280144"/> function sorts the values in that range. The elements in the range can be any type<text:span text:style-name="T13"> </text:span>as long as the compiler knows how to compare objects with the less-than (<text:span text:style-name="Code_20_Inline">&lt;</text:span>) operator. The example program specifies the starting position by calling <text:span text:style-name="Code_20_Inline">data.begin()</text:span> and one-past-the-end by calling <text:span text:style-name="Code_20_Inline">data.end()</text:span>.</text:p>
      <text:p text:style-name="Text_20_body">These “positions” are called <text:span text:style-name="T14">iterators</text:span>. An iterator is an object that can refer to an element of a sequence. <text:change-start text:change-id="ct461555408"/><text:span text:style-name="T16">As the name implies, an iterator can also iterate over a sequence. </text:span><text:change-end text:change-id="ct461555408"/>The sequence might be elements of a vector, or they could be data in a file or database, or nodes in a tree. The implementation of the sequence is irrelevant, and the <text:span text:style-name="Code_20_Inline"><text:span text:style-name="T12">std::sort</text:span></text:span> function knows nothing about it. Instead, the <text:span text:style-name="Code_20_Inline"><text:span text:style-name="T12">sort</text:span></text:span> function sees only the iterators.</text:p>
      <text:p text:style-name="Text_20_body">Iterators present a simple interface, even if their implementation is complicated. The <text:span text:style-name="Code_20_Inline"><text:span text:style-name="T12">*</text:span></text:span> operator returns the value to which the iterator refers (<text:span text:style-name="Code_20_Inline"><text:span text:style-name="T12">*iter</text:span></text:span>), and you can advance an iterator to the next element of the sequence (<text:span text:style-name="Code_20_Inline"><text:span text:style-name="T12">++iter</text:span></text:span>). You can compare two iterators to see if they refer to the same element (<text:span text:style-name="Code_20_Inline"><text:span text:style-name="T12">iter1</text:span></text:span> <text:span text:style-name="Code_20_Inline"><text:span text:style-name="T12">==</text:span></text:span> <text:span text:style-name="Code_20_Inline"><text:span text:style-name="T12">iter2</text:span></text:span>). Iterators come in different flavors, and some flavors let you modify the element or move backward in the sequence.</text:p>
      <text:p text:style-name="Text_20_body">A bounded loop needs a starting and ending position. One way to specify these for a vector is to specify the positions of the first and last elements, but that raises a thorny issue of what to do with an empty vector. Long ago, computer scientists invented the concept of a sentry or guard. Sometimes, the sentry was a real element added after the last element of a container, marking the position one-past-the-last element. In that case, a container with only the sentry element was empty. Iterators work similarly, but whether the container has a true sentry is a hidden implementation detail. A special iterator value represents the sentry at a position of one-past-the-last element in the container, even if the container has no actual sentry element. The notion of “one-past-the-end” is a common idiom in the C++ library and programs. </text:p>
      <text:p text:style-name="Text_20_body">Thus, <text:span text:style-name="Code_20_Inline"><text:span text:style-name="T12">data.begin()</text:span></text:span> returns an iterator that refers to the first element of data, and <text:span text:style-name="Code_20_Inline"><text:span text:style-name="T12">data.end()</text:span></text:span> returns an iterator with the special one-past-the-end value, as shown in Figure 9‑1.</text:p>
      <text:p text:style-name="P5">
<text:soft-page-break/>
<draw:frame draw:style-name="fr1" draw:name="Picture 1" text:anchor-type="as-char" svg:y="0in" svg:width="3.9201in" svg:height="1.9756in" draw:z-index="1">
<draw:image xlink:href="Pictures/200000090000506C0000287E19E6399F.wmf" xlink:type="simple" xlink:show="embed" xlink:actuate="onLoad"/>
</draw:frame>
</text:p>
      <text:p text:style-name="P6"/>
      <text:p text:style-name="Figure_20_Caption"><text:span text:style-name="T7">Figure 9‑1.</text:span> Iterators pointing to positions in a vector</text:p>
      <text:p text:style-name="Text_20_body">
<text:span text:style-name="Strong_20_Emphasis">What is the value of </text:span>
<text:span text:style-name="Strong_20_Emphasis">
<text:span text:style-name="T15">data.begin()</text:span>
</text:span>
<text:span text:style-name="Strong_20_Emphasis"> if </text:span>
<text:span text:style-name="Strong_20_Emphasis">
<text:span text:style-name="T15">data.size()</text:span>
</text:span>
<text:span text:style-name="Strong_20_Emphasis"> is zero?</text:span>
</text:p>
      <text:p text:style-name="Unnumbered_20_List">_____________________________________________________________</text:p>
      <text:p text:style-name="Text_20_body">That’s right. If the vector is empty, <text:span text:style-name="Code_20_Inline"><text:span text:style-name="T12">data.begin()</text:span></text:span> returns the same value as <text:span text:style-name="Code_20_Inline"><text:span text:style-name="T12">data.end()</text:span></text:span>, and that value is a special sentry value that you are not allowed to dereference. In other words, <text:span text:style-name="Code_20_Inline">*data.end()</text:span> results in undefined behavior. Because you can compare two iterators, one way to determine if a vector is empty is to test, as demonstrated in the following code:</text:p>
      <text:p text:style-name="Code">data.begin() == data.end()</text:p>
      <text:p text:style-name="Text_20_body">A better way, however, is to call <text:span text:style-name="Code_20_Inline"><text:span text:style-name="T12">data.empty()</text:span></text:span>, which returns <text:span text:style-name="Code_20_Inline"><text:span text:style-name="T12">true</text:span></text:span> if the vector is empty and <text:span text:style-name="Code_20_Inline"><text:span text:style-name="T12">false</text:span></text:span> if the vector contains at least one element.</text:p>
      <text:p text:style-name="Text_20_body">Iterators have many uses beyond accessing elements of a vector, and you will see them used often in this book, for input, output, and more, starting with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ZapfDingbats" svg:font-family="ZapfDingbats, 'Zapf Dingbats'" style:font-pitch="variable" style:font-charset="x-symbol"/>
    <style:font-face style:name="Times" svg:font-family="Times" style:font-family-generic="roman"/>
    <style:font-face style:name="Arial1" svg:font-family="Arial"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Arial3" svg:font-family="Arial" style:font-pitch="variable"/>
    <style:font-face style:name="Book Antiqua" svg:font-family="'Book Antiqua'" style:font-pitch="variable"/>
    <style:font-face style:name="Calibri" svg:font-family="Calibri" style:font-pitch="variable"/>
    <style:font-face style:name="Courier New" svg:font-family="'Courier New'" style:font-pitch="variable"/>
    <style:font-face style:name="Lucida Grande" svg:font-family="'Lucida Grande'" style:font-pitch="variable"/>
    <style:font-face style:name="Tahoma" svg:font-family="Tahoma" style:font-pitch="variable"/>
    <style:font-face style:name="TheSansMonoCondensed-Bold" svg:font-family="TheSansMonoCondensed-Bold, 'ＭＳ 明朝'" style:font-pitch="variable"/>
    <style:font-face style:name="Times1" svg:font-family="Times" style:font-pitch="variable"/>
    <style:font-face style:name="Times New Roman1" svg:font-family="'Times New Roman'" style:font-pitch="variable"/>
    <style:font-face style:name="Trebuchet MS" svg:font-family="'Trebuchet MS'" style:font-pitch="variable"/>
    <style:font-face style:name="Utopia-Bold" svg:font-family="Utopia-Bold, 'ＭＳ 明朝'" style:font-pitch="variable"/>
    <style:font-face style:name="Utopia-Italic" svg:font-family="Utopia-Italic, 'ＭＳ 明朝'" style:font-pitch="variable"/>
    <style:font-face style:name="UtopiaItalic" svg:font-family="UtopiaItalic" style:font-family-generic="decorative" style:font-pitch="variable"/>
    <style:font-face style:name="Courier New1" svg:font-family="'Courier New'" style:font-family-generic="moder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heSansMonoCondensed-SemiLight" svg:font-family="TheSansMonoCondensed-SemiLight, 'MS PMincho'"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Italic'"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Neue Condensed" svg:font-family="'HelveticaNeue Condensed', 'Courier New Italic'" style:font-family-generic="swiss" style:font-pitch="variable"/>
    <style:font-face style:name="HelveticaNeue MediumCond" svg:font-family="'HelveticaNeue MediumCond', 'Courier New Italic'" style:font-family-generic="swiss" style:font-pitch="variable"/>
    <style:font-face style:name="HelveticaNeue MediumExt" svg:font-family="'HelveticaNeue MediumExt'" style:font-family-generic="swiss" style:font-pitch="variable"/>
    <style:font-face style:name="Segoe UI1" svg:font-family="'Segoe UI', Tahoma, 'Arial Unicode MS', 'Lucida Sans Unicode', 'DejaVu Sans', 'Albany AMT', Albany, Arial, 'Nimbus Sans L', 'Interface User', Geneva, Dialog, Lucida, Helvetica, Helmet, 'Interface System', 'Sans Serif'"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imes New Roman2" svg:font-family="'Times New Roman'"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en" fo:country="GB"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name="Tim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1" fo:font-size="10pt" fo:language="none" fo:country="none" style:font-size-asian="10pt" style:font-name-complex="Times1"/>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Lucida Grande" fo:font-size="9pt" style:font-size-asian="9pt" style:font-name-complex="Lucida Grande" style:font-size-complex="9pt"/>
    </style:style>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style:font-name-complex="Times1"/>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1" fo:language="en" fo:country="US" fo:font-weight="bold" style:font-weight-asian="bold" style:font-name-complex="Times1" style:font-weight-complex="bold"/>
    </style:style>
    <style:style style:name="Balloon_20_Text_20_Char" style:display-name="Balloon Text Char" style:family="text">
      <style:text-properties style:font-name="Lucida Grande" fo:font-size="9pt" fo:language="en" fo:country="US" style:font-size-asian="9pt" style:font-name-complex="Lucida Grande"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officeooo:rsid="0012a487" style:font-size-asian="8pt" style:font-name-complex="HelveticaNeue Condensed" style:font-size-complex="8pt"/>
    </style:style>
    <style:style style:name="MT2" style:family="text">
      <style:text-properties style:font-name="HelveticaNeue Condensed" fo:font-size="8pt" style:font-size-asian="8pt" style:font-name-complex="HelveticaNeue Condensed" style:font-size-complex="8pt"/>
    </style:style>
    <style:style style:name="MT3" style:family="text">
      <style:text-properties fo:color="#bfbfbf" style:font-name="ZapfDingbats" fo:font-size="8pt" style:font-size-asian="8pt" style:font-name-complex="ZapfDingbats" style:font-size-complex="8pt"/>
    </style:style>
    <style:style style:name="MT4" style:family="text">
      <style:text-properties fo:color="#bfbfbf" style:font-name="HelveticaNeue Condensed" fo:font-size="8pt" style:font-size-asian="8pt" style:font-name-complex="HelveticaNeue Condensed" style:font-size-complex="8pt"/>
    </style:style>
    <style:style style:name="MT5" style:family="text">
      <style:text-properties fo:color="#bfbfbf" style:font-name="HelveticaNeue Condensed" fo:font-size="8pt" officeooo:rsid="0012a487" style:font-size-asian="8pt" style:font-name-complex="HelveticaNeue Condensed" style:font-size-complex="8pt"/>
    </style:style>
    <style:style style:name="MT6" style:family="text">
      <style:text-properties officeooo:rsid="0012a487"/>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tracked-changes>
          <text:changed-region xml:id="ct460203856" text:id="ct460203856">
            <text:insertion>
              <office:change-info>
                <dc:creator>Ray Lischner</dc:creator>
                <dc:date>2013-08-21T09:54:00</dc:date>
              </office:change-info>
            </text:insertion>
          </text:changed-region>
          <text:changed-region xml:id="ct451254176" text:id="ct451254176">
            <text:deletion>
              <office:change-info>
                <dc:creator>Ray Lischner</dc:creator>
                <dc:date>2013-08-21T09:54:00</dc:date>
              </office:change-info>
              <text:p text:style-name="MP1">
<text:span text:style-name="MT1">CHAPTER</text:span>
</text:p>
            </text:deletion>
          </text:changed-region>
        </text:tracked-changes>
        <text:p text:style-name="MP1">
<text:change-start text:change-id="ct460203856"/>
<text:span text:style-name="MT1">EXPLORATION</text:span>
<text:change-end text:change-id="ct460203856"/>
<text:change text:change-id="ct451254176"/>
<text:span text:style-name="MT2"> 9 </text:span>
<text:span text:style-name="MT3"></text:span>
<text:span text:style-name="MT4"> Arrays and Vectors</text:span>
</text:p>
      </style:header>
      <style:header-left style:display="false">
        <text:tracked-changes>
          <text:changed-region xml:id="ct422466608" text:id="ct422466608">
            <text:insertion>
              <office:change-info>
                <dc:creator>Ray Lischner</dc:creator>
                <dc:date>2013-08-21T09:54:00</dc:date>
              </office:change-info>
            </text:insertion>
          </text:changed-region>
          <text:changed-region xml:id="ct422466848" text:id="ct422466848">
            <text:deletion>
              <office:change-info>
                <dc:creator>Ray Lischner</dc:creator>
                <dc:date>2013-08-21T09:54:00</dc:date>
              </office:change-info>
              <text:p text:style-name="Header">
<text:span text:style-name="MT5">CHAPTER</text:span>
</text:p>
            </text:deletion>
          </text:changed-region>
        </text:tracked-changes>
        <text:p text:style-name="Header">
<text:change-start text:change-id="ct422466608"/>
<text:span text:style-name="MT5">EXPLORATIO</text:span>
<text:span text:style-name="MT5">N</text:span>
<text:change-end text:change-id="ct422466608"/>
<text:change text:change-id="ct422466848"/>
<text:span text:style-name="MT4"> 9 </text:span>
<text:span text:style-name="MT3"></text:span>
<text:span text:style-name="MT4"> Arrays and Vectors</text:span>
</text:p>
      </style:header-left>
      <style:footer>
        <text:p text:style-name="MP2">
<text:page-number text:select-page="current">5</text:page-number>
</text:p>
      </style:footer>
      <style:footer-left style:display="false">
        <text:p text:style-name="Footer">
<text:page-number text:select-page="current">4</text:page-number>
</text:p>
      </style:footer-left>
    </style:master-page>
    <style:master-page style:name="First_20_Page" style:display-name="First Page" style:page-layout-name="Mpm2" style:next-style-name="Standard">
      <style:header>
        <text:tracked-changes>
          <text:changed-region xml:id="ct388261216" text:id="ct388261216">
            <text:insertion>
              <office:change-info>
                <dc:creator>Ray Lischner</dc:creator>
                <dc:date>2013-08-21T09:53:00</dc:date>
              </office:change-info>
            </text:insertion>
          </text:changed-region>
          <text:changed-region xml:id="ct367829648" text:id="ct367829648">
            <text:deletion>
              <office:change-info>
                <dc:creator>Ray Lischner</dc:creator>
                <dc:date>2013-08-21T09:53:00</dc:date>
              </office:change-info>
              <text:p text:style-name="Chapter_20_Number">
<text:span text:style-name="MT6">C H A P T E R</text:span>
</text:p>
            </text:deletion>
          </text:changed-region>
        </text:tracked-changes>
        <text:p text:style-name="Chapter_20_Number"><draw:custom-shape text:anchor-type="char" draw:z-index="0" draw:style-name="Mgr1" draw:text-style-name="MP3" svg:width="8.2835in" svg:height="4.185in" svg:x="-2.2693in" svg:y="-1.76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start text:change-id="ct388261216"/><text:span text:style-name="MT6">E X P L O R A T I O N</text:span><text:change-end text:change-id="ct388261216"/><text:change text:change-id="ct367829648"/><text:s/>9</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8-08T10:04:00</meta:creation-date>
    <dc:creator>Ray Lischner</dc:creator>
    <dc:date>2013-08-21T11:32:37</dc:date>
    <meta:print-date>2009-03-19T10:05:00</meta:print-date>
    <meta:editing-cycles>7</meta:editing-cycles>
    <meta:editing-duration>PT19M</meta:editing-duration>
    <meta:generator>LibreOffice/4.0-5$Linux_X86_64 LibreOffice_project/400m0$Build-305</meta:generator>
    <meta:document-statistic meta:table-count="0" meta:image-count="1" meta:object-count="0" meta:page-count="5" meta:paragraph-count="80" meta:word-count="1623" meta:character-count="10481" meta:non-whitespace-character-count="8895"/>
    <meta:user-defined meta:name="Chapter Number">09</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